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17708333333333334in" fo:break-before="auto" style:use-optimal-row-height="true"/>
    </style:style>
    <style:style style:name="ro5" style:family="table-row">
      <style:table-row-properties style:row-height="0.43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1C458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4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FFF2CC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 fo:background-color="#FFF2CC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78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0">
      <style:table-cell-properties fo:wrap-option="wrap" style:vertical-align="bottom" fo:background-color="#1C458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5" style:family="table-cell" style:parent-style-name="Default" style:data-style-name="N0">
      <style:table-cell-properties fo:wrap-option="wrap" style:vertical-align="bottom" fo:background-color="#1C4587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ce36" style:family="table-cell" style:parent-style-name="Default" style:data-style-name="N0">
      <style:table-cell-properties fo:wrap-option="wrap" style:vertical-align="bottom" fo:background-color="#FFF2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77">
      <style:table-cell-properties fo:wrap-option="wrap" style:vertical-align="bottom" fo:background-color="#FFF2CC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77">
      <style:table-cell-properties fo:wrap-option="wrap"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number-columns-repeated="3" table:style-name="ce21"/>
          <table:table-cell table:style-name="ce22" office:value-type="string">
            <text:p>Stepper specs</text:p>
          </table:table-cell>
          <table:table-cell table:style-name="ce23"/>
          <table:table-cell table:style-name="ce22" office:value-type="string">
            <text:p>Drive specs</text:p>
          </table:table-cell>
          <table:table-cell table:style-name="ce24"/>
          <table:table-cell table:number-columns-repeated="13" table:style-name="ce25"/>
        </table:table-row>
        <table:table-row table:style-name="ro3">
          <table:table-cell table:number-columns-repeated="3"/>
          <table:table-cell table:style-name="ce26" office:value-type="string">
            <text:p>Step Angle (deg)</text:p>
          </table:table-cell>
          <table:table-cell table:style-name="ce27" office:value-type="float" office:value="0.9">
            <text:p>0.90</text:p>
          </table:table-cell>
          <table:table-cell table:style-name="ce28" office:value-type="string">
            <text:p>Travel per revolution (mm)</text:p>
          </table:table-cell>
          <table:table-cell table:style-name="ce27" office:value-type="float" office:value="10">
            <text:p>10.00</text:p>
          </table:table-cell>
        </table:table-row>
        <table:table-row table:style-name="ro4">
          <table:table-cell table:number-columns-repeated="3"/>
          <table:table-cell table:style-name="ce26" office:value-type="string">
            <text:p>Current (A)</text:p>
          </table:table-cell>
          <table:table-cell table:style-name="ce27" office:value-type="float" office:value="2.1">
            <text:p>2.10</text:p>
          </table:table-cell>
          <table:table-cell table:style-name="ce28" office:value-type="string">
            <text:p>Pulley Ratio</text:p>
          </table:table-cell>
          <table:table-cell table:style-name="ce29" office:value-type="string">
            <text:p>4:1</text:p>
          </table:table-cell>
        </table:table-row>
        <table:table-row table:style-name="ro4">
          <table:table-cell table:number-columns-repeated="3"/>
          <table:table-cell table:style-name="ce26" office:value-type="string">
            <text:p>Voltage (V)</text:p>
          </table:table-cell>
          <table:table-cell table:style-name="ce27" office:value-type="float" office:value="12">
            <text:p>12.00</text:p>
          </table:table-cell>
          <table:table-cell table:style-name="ce30"/>
        </table:table-row>
        <table:table-row table:style-name="ro3">
          <table:table-cell table:number-columns-repeated="3"/>
          <table:table-cell table:style-name="ce26" office:value-type="string">
            <text:p>Feed Rate (mm/min)</text:p>
          </table:table-cell>
          <table:table-cell table:style-name="ce27" office:value-type="float" office:value="1000">
            <text:p>1,000.00</text:p>
          </table:table-cell>
          <table:table-cell table:style-name="ce30"/>
        </table:table-row>
        <table:table-row table:style-name="ro5">
          <table:table-cell table:style-name="ce31"/>
          <table:table-cell table:style-name="ce27"/>
          <table:table-cell table:style-name="ce31"/>
          <table:table-cell table:style-name="ce22" office:value-type="string">
            <text:p>Controller specs</text:p>
          </table:table-cell>
          <table:table-cell table:style-name="ce32"/>
          <table:table-cell table:style-name="ce33"/>
          <table:table-cell table:style-name="ce31"/>
          <table:table-cell table:number-columns-repeated="13" table:style-name="ce25"/>
        </table:table-row>
        <table:table-row table:style-name="ro4">
          <table:table-cell table:style-name="ce31"/>
          <table:table-cell table:style-name="ce27"/>
          <table:table-cell table:style-name="ce31"/>
          <table:table-cell table:style-name="ce28" office:value-type="string">
            <text:p>Controller</text:p>
          </table:table-cell>
          <table:table-cell table:style-name="ce27" office:value-type="string">
            <text:p>TinyG V7</text:p>
          </table:table-cell>
          <table:table-cell table:style-name="ce28"/>
          <table:table-cell table:style-name="ce31"/>
        </table:table-row>
        <table:table-row table:style-name="ro4">
          <table:table-cell table:number-columns-repeated="3"/>
          <table:table-cell table:style-name="ce28" office:value-type="string">
            <text:p>Firmware</text:p>
          </table:table-cell>
          <table:table-cell table:style-name="ce31" office:value-type="float" office:value="370.05">
            <text:p>370.05</text:p>
          </table:table-cell>
          <table:table-cell table:style-name="ce28"/>
          <table:table-cell table:style-name="ce31"/>
        </table:table-row>
        <table:table-row table:style-name="ro4">
          <table:table-cell table:number-columns-repeated="3"/>
          <table:table-cell table:style-name="ce30"/>
          <table:table-cell/>
          <table:table-cell table:style-name="ce30"/>
        </table:table-row>
        <table:table-row table:style-name="ro2">
          <table:table-cell table:style-name="ce34"/>
          <table:table-cell table:style-name="ce35"/>
          <table:table-cell table:style-name="ce34"/>
          <table:table-cell table:style-name="ce22" office:value-type="string">
            <text:p>1/2 micro-step</text:p>
          </table:table-cell>
          <table:table-cell table:number-columns-repeated="2" table:style-name="ce34"/>
          <table:table-cell table:style-name="ce22"/>
          <table:table-cell table:number-columns-repeated="13" table:style-name="ce25"/>
        </table:table-row>
        <table:table-row table:style-name="ro3">
          <table:table-cell table:style-name="ce36" office:value-type="string">
            <text:p>Dial value before movement (mm)</text:p>
          </table:table-cell>
          <table:table-cell table:style-name="ce36" office:value-type="string">
            <text:p>Dial value after movement (mm)</text:p>
          </table:table-cell>
          <table:table-cell table:style-name="ce36" office:value-type="string">
            <text:p>Dial value after return (mm)</text:p>
          </table:table-cell>
          <table:table-cell table:style-name="ce36" office:value-type="string">
            <text:p>Distance (mm)</text:p>
          </table:table-cell>
          <table:table-cell table:style-name="ce36" office:value-type="string">
            <text:p>Measured Distance (mm)</text:p>
          </table:table-cell>
          <table:table-cell table:style-name="ce36" office:value-type="string">
            <text:p>Delta From Distance (mm)</text:p>
          </table:table-cell>
          <table:table-cell table:style-name="ce36" office:value-type="string">
            <text:p>Backslash (mm)</text:p>
          </table:table-cell>
          <table:table-cell table:number-columns-repeated="13" table:style-name="ce25"/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2.59">
            <text:p>2.59</text:p>
          </table:table-cell>
          <table:table-cell table:style-name="ce37" office:value-type="float" office:value="0.09">
            <text:p>0.09</text:p>
          </table:table-cell>
          <table:table-cell table:style-name="ce37" office:value-type="float" office:value="2.6">
            <text:p>2.60</text:p>
          </table:table-cell>
          <table:table-cell table:style-name="ce37" table:formula="oooc:=ABS(([.A12]-[.B12]))" office:value-type="float" office:value="2.59">
            <text:p>2.59</text:p>
          </table:table-cell>
          <table:table-cell table:style-name="ce37" table:formula="oooc:=IF(([.E12]&gt;0);ABS(([.D12]-[.E12]));0)" office:value-type="float" office:value="0.010000000000000231">
            <text:p>0.01</text:p>
          </table:table-cell>
          <table:table-cell table:style-name="ce37" table:formula="oooc:=ABS(([.A12]-[.C12]))" office:value-type="float" office:value="0.09">
            <text:p>0.09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3.5">
            <text:p>3.50</text:p>
          </table:table-cell>
          <table:table-cell table:style-name="ce37" office:value-type="float" office:value="0.09">
            <text:p>0.09</text:p>
          </table:table-cell>
          <table:table-cell table:style-name="ce37" office:value-type="float" office:value="3.5">
            <text:p>3.50</text:p>
          </table:table-cell>
          <table:table-cell table:style-name="ce37" table:formula="oooc:=ABS(([.A13]-[.B13]))" office:value-type="float" office:value="3.49">
            <text:p>3.49</text:p>
          </table:table-cell>
          <table:table-cell table:style-name="ce37" table:formula="oooc:=IF(([.E13]&gt;0);ABS(([.E13]-[.D13]));0)" office:value-type="float" office:value="0.009999999999999787">
            <text:p>0.01</text:p>
          </table:table-cell>
          <table:table-cell table:style-name="ce37" table:formula="oooc:=ABS(([.A13]-[.C13]))" office:value-type="float" office:value="0.08">
            <text:p>0.08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5.17">
            <text:p>5.17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5.2">
            <text:p>5.20</text:p>
          </table:table-cell>
          <table:table-cell table:style-name="ce37" table:formula="oooc:=ABS(([.A14]-[.B14]))" office:value-type="float" office:value="5.16">
            <text:p>5.16</text:p>
          </table:table-cell>
          <table:table-cell table:style-name="ce37" table:formula="oooc:=IF(([.E14]&gt;0);ABS(([.E14]-[.D14]));0)" office:value-type="float" office:value="0.040000000000000036">
            <text:p>0.04</text:p>
          </table:table-cell>
          <table:table-cell table:style-name="ce37" table:formula="oooc:=ABS(([.A14]-[.C14]))" office:value-type="float" office:value="0.09000000000000001">
            <text:p>0.09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6.95">
            <text:p>6.95</text:p>
          </table:table-cell>
          <table:table-cell table:style-name="ce37" office:value-type="float" office:value="0.09">
            <text:p>0.09</text:p>
          </table:table-cell>
          <table:table-cell table:style-name="ce37" office:value-type="float" office:value="7">
            <text:p>7.00</text:p>
          </table:table-cell>
          <table:table-cell table:style-name="ce37" table:formula="oooc:=ABS(([.A15]-[.B15]))" office:value-type="float" office:value="6.94">
            <text:p>6.94</text:p>
          </table:table-cell>
          <table:table-cell table:style-name="ce37" table:formula="oooc:=IF(([.E15]&gt;0);ABS(([.E15]-[.D15]));0)" office:value-type="float" office:value="0.05999999999999961">
            <text:p>0.06</text:p>
          </table:table-cell>
          <table:table-cell table:style-name="ce37" table:formula="oooc:=ABS(([.A15]-[.C15]))" office:value-type="float" office:value="0.08">
            <text:p>0.08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7.75">
            <text:p>7.75</text:p>
          </table:table-cell>
          <table:table-cell table:style-name="ce37" office:value-type="float" office:value="0.09">
            <text:p>0.09</text:p>
          </table:table-cell>
          <table:table-cell table:style-name="ce37" office:value-type="float" office:value="7.8">
            <text:p>7.80</text:p>
          </table:table-cell>
          <table:table-cell table:style-name="ce37" table:formula="oooc:=ABS(([.A16]-[.B16]))" office:value-type="float" office:value="7.74">
            <text:p>7.74</text:p>
          </table:table-cell>
          <table:table-cell table:style-name="ce37" table:formula="oooc:=IF(([.E16]&gt;0);ABS(([.E16]-[.D16]));0)" office:value-type="float" office:value="0.05999999999999961">
            <text:p>0.06</text:p>
          </table:table-cell>
          <table:table-cell table:style-name="ce37" table:formula="oooc:=ABS(([.A16]-[.C16]))" office:value-type="float" office:value="0.08">
            <text:p>0.08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0.34">
            <text:p>10.34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10.4">
            <text:p>10.40</text:p>
          </table:table-cell>
          <table:table-cell table:style-name="ce37" table:formula="oooc:=ABS(([.A17]-[.B17]))" office:value-type="float" office:value="10.33">
            <text:p>10.33</text:p>
          </table:table-cell>
          <table:table-cell table:style-name="ce37" table:formula="oooc:=IF(([.E17]&gt;0);ABS(([.E17]-[.D17]));0)" office:value-type="float" office:value="0.07000000000000028">
            <text:p>0.07</text:p>
          </table:table-cell>
          <table:table-cell table:style-name="ce37" table:formula="oooc:=ABS(([.A17]-[.C17]))" office:value-type="float" office:value="0.09000000000000001">
            <text:p>0.09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0.44">
            <text:p>10.44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10.5">
            <text:p>10.50</text:p>
          </table:table-cell>
          <table:table-cell table:style-name="ce37" table:formula="oooc:=ABS(([.A18]-[.B18]))" office:value-type="float" office:value="10.43">
            <text:p>10.43</text:p>
          </table:table-cell>
          <table:table-cell table:style-name="ce37" table:formula="oooc:=IF(([.E18]&gt;0);ABS(([.E18]-[.D18]));0)" office:value-type="float" office:value="0.07000000000000028">
            <text:p>0.07</text:p>
          </table:table-cell>
          <table:table-cell table:style-name="ce37" table:formula="oooc:=ABS(([.A18]-[.C18]))" office:value-type="float" office:value="0.09000000000000001">
            <text:p>0.09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2.93">
            <text:p>12.93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13">
            <text:p>13.00</text:p>
          </table:table-cell>
          <table:table-cell table:style-name="ce37" table:formula="oooc:=ABS(([.A19]-[.B19]))" office:value-type="float" office:value="12.92">
            <text:p>12.92</text:p>
          </table:table-cell>
          <table:table-cell table:style-name="ce37" table:formula="oooc:=IF(([.E19]&gt;0);ABS(([.E19]-[.D19]));0)" office:value-type="float" office:value="0.08000000000000007">
            <text:p>0.08</text:p>
          </table:table-cell>
          <table:table-cell table:style-name="ce37" table:formula="oooc:=ABS(([.A19]-[.C19]))" office:value-type="float" office:value="0.09000000000000001">
            <text:p>0.09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3.93">
            <text:p>13.93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14">
            <text:p>14.00</text:p>
          </table:table-cell>
          <table:table-cell table:style-name="ce37" table:formula="oooc:=ABS(([.A20]-[.B20]))" office:value-type="float" office:value="13.92">
            <text:p>13.92</text:p>
          </table:table-cell>
          <table:table-cell table:style-name="ce37" table:formula="oooc:=IF(([.E20]&gt;0);ABS(([.E20]-[.D20]));0)" office:value-type="float" office:value="0.08000000000000007">
            <text:p>0.08</text:p>
          </table:table-cell>
          <table:table-cell table:style-name="ce37" table:formula="oooc:=ABS(([.A20]-[.C20]))" office:value-type="float" office:value="0.09000000000000001">
            <text:p>0.09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5.52">
            <text:p>15.52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15.6">
            <text:p>15.60</text:p>
          </table:table-cell>
          <table:table-cell table:style-name="ce37" table:formula="oooc:=ABS(([.A21]-[.B21]))" office:value-type="float" office:value="15.51">
            <text:p>15.51</text:p>
          </table:table-cell>
          <table:table-cell table:style-name="ce37" table:formula="oooc:=IF(([.E21]&gt;0);ABS(([.E21]-[.D21]));0)" office:value-type="float" office:value="0.08999999999999986">
            <text:p>0.09</text:p>
          </table:table-cell>
          <table:table-cell table:style-name="ce37" table:formula="oooc:=ABS(([.A21]-[.C21]))" office:value-type="float" office:value="0.09000000000000001">
            <text:p>0.09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7.41">
            <text:p>17.41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17.5">
            <text:p>17.50</text:p>
          </table:table-cell>
          <table:table-cell table:style-name="ce37" table:formula="oooc:=ABS(([.A22]-[.B22]))" office:value-type="float" office:value="17.4">
            <text:p>17.40</text:p>
          </table:table-cell>
          <table:table-cell table:style-name="ce37" table:formula="oooc:=IF(([.E22]&gt;0);ABS(([.E22]-[.D22]));0)" office:value-type="float" office:value="0.10000000000000142">
            <text:p>0.10</text:p>
          </table:table-cell>
          <table:table-cell table:style-name="ce37" table:formula="oooc:=ABS(([.A22]-[.C22]))" office:value-type="float" office:value="0.09000000000000001">
            <text:p>0.09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8.12">
            <text:p>18.12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18.2">
            <text:p>18.20</text:p>
          </table:table-cell>
          <table:table-cell table:style-name="ce37" table:formula="oooc:=ABS(([.A23]-[.B23]))" office:value-type="float" office:value="18.11">
            <text:p>18.11</text:p>
          </table:table-cell>
          <table:table-cell table:style-name="ce37" table:formula="oooc:=IF(([.E23]&gt;0);ABS(([.E23]-[.D23]));0)" office:value-type="float" office:value="0.08999999999999986">
            <text:p>0.09</text:p>
          </table:table-cell>
          <table:table-cell table:style-name="ce37" table:formula="oooc:=ABS(([.A23]-[.C23]))" office:value-type="float" office:value="0.09000000000000001">
            <text:p>0.09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20.91">
            <text:p>20.91</text:p>
          </table:table-cell>
          <table:table-cell table:style-name="ce37" office:value-type="float" office:value="0.09">
            <text:p>0.09</text:p>
          </table:table-cell>
          <table:table-cell table:style-name="ce37" office:value-type="float" office:value="21">
            <text:p>21.00</text:p>
          </table:table-cell>
          <table:table-cell table:style-name="ce37" table:formula="oooc:=ABS(([.A24]-[.B24]))" office:value-type="float" office:value="20.9">
            <text:p>20.90</text:p>
          </table:table-cell>
          <table:table-cell table:style-name="ce37" table:formula="oooc:=IF(([.E24]&gt;0);ABS(([.E24]-[.D24]));0)" office:value-type="float" office:value="0.10000000000000142">
            <text:p>0.10</text:p>
          </table:table-cell>
          <table:table-cell table:style-name="ce37" table:formula="oooc:=ABS(([.A24]-[.C24]))" office:value-type="float" office:value="0.08">
            <text:p>0.08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24.44">
            <text:p>24.44</text:p>
          </table:table-cell>
          <table:table-cell table:style-name="ce37" office:value-type="float" office:value="0.09">
            <text:p>0.09</text:p>
          </table:table-cell>
          <table:table-cell table:style-name="ce37" office:value-type="float" office:value="24.5">
            <text:p>24.50</text:p>
          </table:table-cell>
          <table:table-cell table:style-name="ce37" table:formula="oooc:=ABS(([.A25]-[.B25]))" office:value-type="float" office:value="24.43">
            <text:p>24.43</text:p>
          </table:table-cell>
          <table:table-cell table:style-name="ce37" table:formula="oooc:=IF(([.E25]&gt;0);ABS(([.E25]-[.D25]));0)" office:value-type="float" office:value="0.07000000000000028">
            <text:p>0.07</text:p>
          </table:table-cell>
          <table:table-cell table:style-name="ce37" table:formula="oooc:=ABS(([.A25]-[.C25]))" office:value-type="float" office:value="0.08">
            <text:p>0.08</text:p>
          </table:table-cell>
        </table:table-row>
        <table:table-row table:style-name="ro4">
          <table:table-cell table:number-columns-repeated="3"/>
          <table:table-cell table:number-columns-repeated="4" table:style-name="ce37"/>
        </table:table-row>
        <table:table-row table:style-name="ro4">
          <table:table-cell table:number-columns-repeated="4"/>
          <table:table-cell table:style-name="ce38" office:value-type="string">
            <text:p>Average</text:p>
          </table:table-cell>
          <table:table-cell table:style-name="ce37" table:formula="oooc:=AVERAGE([.F12:.F25])" office:value-type="float" office:value="0.06642857142857163">
            <text:p>0.07</text:p>
          </table:table-cell>
          <table:table-cell table:style-name="ce37" table:formula="oooc:=AVERAGE([.G12:.G25])" office:value-type="float" office:value="0.08642857142857142">
            <text:p>0.09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ax</text:p>
          </table:table-cell>
          <table:table-cell table:style-name="ce39" table:formula="oooc:=MAX([.F12:.F25])" office:value-type="float" office:value="0.10000000000000142">
            <text:p>0.10</text:p>
          </table:table-cell>
          <table:table-cell table:style-name="ce39" table:formula="oooc:=MAX([.G12:.G25])" office:value-type="float" office:value="0.09000000000000001">
            <text:p>0.09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in</text:p>
          </table:table-cell>
          <table:table-cell table:style-name="ce37" table:formula="oooc:=MIN([.F12:.F25])" office:value-type="float" office:value="0.009999999999999787">
            <text:p>0.01</text:p>
          </table:table-cell>
          <table:table-cell table:style-name="ce37" table:formula="oooc:=MIN([.G12:.G25])" office:value-type="float" office:value="0.08">
            <text:p>0.08</text:p>
          </table:table-cell>
        </table:table-row>
        <table:table-row table:number-rows-repeated="2" table:style-name="ro1"/>
        <table:table-row table:style-name="ro2">
          <table:table-cell table:style-name="ce34"/>
          <table:table-cell table:style-name="ce35"/>
          <table:table-cell table:style-name="ce34"/>
          <table:table-cell table:style-name="ce22" office:value-type="string">
            <text:p>1/4 micro-step</text:p>
          </table:table-cell>
          <table:table-cell table:number-columns-repeated="2" table:style-name="ce34"/>
          <table:table-cell table:style-name="ce22"/>
          <table:table-cell table:number-columns-repeated="13" table:style-name="ce25"/>
        </table:table-row>
        <table:table-row table:style-name="ro3">
          <table:table-cell table:style-name="ce36" office:value-type="string">
            <text:p>Dial value before movement (mm)</text:p>
          </table:table-cell>
          <table:table-cell table:style-name="ce36" office:value-type="string">
            <text:p>Dial value after movement (mm)</text:p>
          </table:table-cell>
          <table:table-cell table:style-name="ce36" office:value-type="string">
            <text:p>Dial value after return (mm)</text:p>
          </table:table-cell>
          <table:table-cell table:style-name="ce36" office:value-type="string">
            <text:p>Distance (mm)</text:p>
          </table:table-cell>
          <table:table-cell table:style-name="ce36" office:value-type="string">
            <text:p>Measured Distance (mm)</text:p>
          </table:table-cell>
          <table:table-cell table:style-name="ce36" office:value-type="string">
            <text:p>Delta From Distance (mm)</text:p>
          </table:table-cell>
          <table:table-cell table:style-name="ce36" office:value-type="string">
            <text:p>Backslash (mm)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2.58">
            <text:p>2.58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2.6">
            <text:p>2.60</text:p>
          </table:table-cell>
          <table:table-cell table:style-name="ce37" table:formula="oooc:=ABS(([.A34]-[.B34]))" office:value-type="float" office:value="2.5700000000000003">
            <text:p>2.57</text:p>
          </table:table-cell>
          <table:table-cell table:style-name="ce37" table:formula="oooc:=IF(([.E34]&gt;0);ABS(([.D34]-[.E34]));0)" office:value-type="float" office:value="0.029999999999999805">
            <text:p>0.03</text:p>
          </table:table-cell>
          <table:table-cell table:style-name="ce37" table:formula="oooc:=ABS(([.A34]-[.C34]))" office:value-type="float" office:value="0.09000000000000001">
            <text:p>0.09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3.49">
            <text:p>3.49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3.5">
            <text:p>3.50</text:p>
          </table:table-cell>
          <table:table-cell table:style-name="ce37" table:formula="oooc:=ABS(([.A35]-[.B35]))" office:value-type="float" office:value="3.49">
            <text:p>3.49</text:p>
          </table:table-cell>
          <table:table-cell table:style-name="ce37" table:formula="oooc:=IF(([.E35]&gt;0);ABS(([.E35]-[.D35]));0)" office:value-type="float" office:value="0.009999999999999787">
            <text:p>0.01</text:p>
          </table:table-cell>
          <table:table-cell table:style-name="ce37" table:formula="oooc:=ABS(([.A35]-[.C35]))" office:value-type="float" office:value="0.1">
            <text:p>0.10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5.15">
            <text:p>5.15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5.2">
            <text:p>5.20</text:p>
          </table:table-cell>
          <table:table-cell table:style-name="ce37" table:formula="oooc:=ABS(([.A36]-[.B36]))" office:value-type="float" office:value="5.15">
            <text:p>5.15</text:p>
          </table:table-cell>
          <table:table-cell table:style-name="ce37" table:formula="oooc:=IF(([.E36]&gt;0);ABS(([.E36]-[.D36]));0)" office:value-type="float" office:value="0.04999999999999982">
            <text:p>0.05</text:p>
          </table:table-cell>
          <table:table-cell table:style-name="ce37" table:formula="oooc:=ABS(([.A36]-[.C36]))" office:value-type="float" office:value="0.1">
            <text:p>0.10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6.94">
            <text:p>6.94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7">
            <text:p>7.00</text:p>
          </table:table-cell>
          <table:table-cell table:style-name="ce37" table:formula="oooc:=ABS(([.A37]-[.B37]))" office:value-type="float" office:value="6.94">
            <text:p>6.94</text:p>
          </table:table-cell>
          <table:table-cell table:style-name="ce37" table:formula="oooc:=IF(([.E37]&gt;0);ABS(([.E37]-[.D37]));0)" office:value-type="float" office:value="0.05999999999999961">
            <text:p>0.06</text:p>
          </table:table-cell>
          <table:table-cell table:style-name="ce37" table:formula="oooc:=ABS(([.A37]-[.C37]))" office:value-type="float" office:value="0.1">
            <text:p>0.10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7.74">
            <text:p>7.74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7.8">
            <text:p>7.80</text:p>
          </table:table-cell>
          <table:table-cell table:style-name="ce37" table:formula="oooc:=ABS(([.A38]-[.B38]))" office:value-type="float" office:value="7.74">
            <text:p>7.74</text:p>
          </table:table-cell>
          <table:table-cell table:style-name="ce37" table:formula="oooc:=IF(([.E38]&gt;0);ABS(([.E38]-[.D38]));0)" office:value-type="float" office:value="0.05999999999999961">
            <text:p>0.06</text:p>
          </table:table-cell>
          <table:table-cell table:style-name="ce37" table:formula="oooc:=ABS(([.A38]-[.C38]))" office:value-type="float" office:value="0.1">
            <text:p>0.10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0.32">
            <text:p>10.32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10.4">
            <text:p>10.40</text:p>
          </table:table-cell>
          <table:table-cell table:style-name="ce37" table:formula="oooc:=ABS(([.A39]-[.B39]))" office:value-type="float" office:value="10.32">
            <text:p>10.32</text:p>
          </table:table-cell>
          <table:table-cell table:style-name="ce37" table:formula="oooc:=IF(([.E39]&gt;0);ABS(([.E39]-[.D39]));0)" office:value-type="float" office:value="0.08000000000000007">
            <text:p>0.08</text:p>
          </table:table-cell>
          <table:table-cell table:style-name="ce37" table:formula="oooc:=ABS(([.A39]-[.C39]))" office:value-type="float" office:value="0.1">
            <text:p>0.10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0.42">
            <text:p>10.42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10.5">
            <text:p>10.50</text:p>
          </table:table-cell>
          <table:table-cell table:style-name="ce37" table:formula="oooc:=ABS(([.A40]-[.B40]))" office:value-type="float" office:value="10.42">
            <text:p>10.42</text:p>
          </table:table-cell>
          <table:table-cell table:style-name="ce37" table:formula="oooc:=IF(([.E40]&gt;0);ABS(([.E40]-[.D40]));0)" office:value-type="float" office:value="0.08000000000000007">
            <text:p>0.08</text:p>
          </table:table-cell>
          <table:table-cell table:style-name="ce37" table:formula="oooc:=ABS(([.A40]-[.C40]))" office:value-type="float" office:value="0.1">
            <text:p>0.10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2.91">
            <text:p>12.91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13">
            <text:p>13.00</text:p>
          </table:table-cell>
          <table:table-cell table:style-name="ce37" table:formula="oooc:=ABS(([.A41]-[.B41]))" office:value-type="float" office:value="12.91">
            <text:p>12.91</text:p>
          </table:table-cell>
          <table:table-cell table:style-name="ce37" table:formula="oooc:=IF(([.E41]&gt;0);ABS(([.E41]-[.D41]));0)" office:value-type="float" office:value="0.08999999999999986">
            <text:p>0.09</text:p>
          </table:table-cell>
          <table:table-cell table:style-name="ce37" table:formula="oooc:=ABS(([.A41]-[.C41]))" office:value-type="float" office:value="0.1">
            <text:p>0.10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3.92">
            <text:p>13.92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14">
            <text:p>14.00</text:p>
          </table:table-cell>
          <table:table-cell table:style-name="ce37" table:formula="oooc:=ABS(([.A42]-[.B42]))" office:value-type="float" office:value="13.92">
            <text:p>13.92</text:p>
          </table:table-cell>
          <table:table-cell table:style-name="ce37" table:formula="oooc:=IF(([.E42]&gt;0);ABS(([.E42]-[.D42]));0)" office:value-type="float" office:value="0.08000000000000007">
            <text:p>0.08</text:p>
          </table:table-cell>
          <table:table-cell table:style-name="ce37" table:formula="oooc:=ABS(([.A42]-[.C42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5.5">
            <text:p>15.50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15.6">
            <text:p>15.60</text:p>
          </table:table-cell>
          <table:table-cell table:style-name="ce37" table:formula="oooc:=ABS(([.A43]-[.B43]))" office:value-type="float" office:value="15.5">
            <text:p>15.50</text:p>
          </table:table-cell>
          <table:table-cell table:style-name="ce37" table:formula="oooc:=IF(([.E43]&gt;0);ABS(([.E43]-[.D43]));0)" office:value-type="float" office:value="0.09999999999999964">
            <text:p>0.10</text:p>
          </table:table-cell>
          <table:table-cell table:style-name="ce37" table:formula="oooc:=ABS(([.A43]-[.C43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7.39">
            <text:p>17.39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17.5">
            <text:p>17.50</text:p>
          </table:table-cell>
          <table:table-cell table:style-name="ce37" table:formula="oooc:=ABS(([.A44]-[.B44]))" office:value-type="float" office:value="17.39">
            <text:p>17.39</text:p>
          </table:table-cell>
          <table:table-cell table:style-name="ce37" table:formula="oooc:=IF(([.E44]&gt;0);ABS(([.E44]-[.D44]));0)" office:value-type="float" office:value="0.10999999999999943">
            <text:p>0.11</text:p>
          </table:table-cell>
          <table:table-cell table:style-name="ce37" table:formula="oooc:=ABS(([.A44]-[.C44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8.11">
            <text:p>18.11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18.2">
            <text:p>18.20</text:p>
          </table:table-cell>
          <table:table-cell table:style-name="ce37" table:formula="oooc:=ABS(([.A45]-[.B45]))" office:value-type="float" office:value="18.11">
            <text:p>18.11</text:p>
          </table:table-cell>
          <table:table-cell table:style-name="ce37" table:formula="oooc:=IF(([.E45]&gt;0);ABS(([.E45]-[.D45]));0)" office:value-type="float" office:value="0.08999999999999986">
            <text:p>0.09</text:p>
          </table:table-cell>
          <table:table-cell table:style-name="ce37" table:formula="oooc:=ABS(([.A45]-[.C45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20.89">
            <text:p>20.89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21">
            <text:p>21.00</text:p>
          </table:table-cell>
          <table:table-cell table:style-name="ce37" table:formula="oooc:=ABS(([.A46]-[.B46]))" office:value-type="float" office:value="20.89">
            <text:p>20.89</text:p>
          </table:table-cell>
          <table:table-cell table:style-name="ce37" table:formula="oooc:=IF(([.E46]&gt;0);ABS(([.E46]-[.D46]));0)" office:value-type="float" office:value="0.10999999999999943">
            <text:p>0.11</text:p>
          </table:table-cell>
          <table:table-cell table:style-name="ce37" table:formula="oooc:=ABS(([.A46]-[.C46]))" office:value-type="float" office:value="0.1">
            <text:p>0.10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24.42">
            <text:p>24.42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24.5">
            <text:p>24.50</text:p>
          </table:table-cell>
          <table:table-cell table:style-name="ce37" table:formula="oooc:=ABS(([.A47]-[.B47]))" office:value-type="float" office:value="24.42">
            <text:p>24.42</text:p>
          </table:table-cell>
          <table:table-cell table:style-name="ce37" table:formula="oooc:=IF(([.E47]&gt;0);ABS(([.E47]-[.D47]));0)" office:value-type="float" office:value="0.0799999999999983">
            <text:p>0.08</text:p>
          </table:table-cell>
          <table:table-cell table:style-name="ce37" table:formula="oooc:=ABS(([.A47]-[.C47]))" office:value-type="float" office:value="0.11">
            <text:p>0.11</text:p>
          </table:table-cell>
        </table:table-row>
        <table:table-row table:style-name="ro4">
          <table:table-cell table:number-columns-repeated="3"/>
          <table:table-cell table:number-columns-repeated="4" table:style-name="ce37"/>
        </table:table-row>
        <table:table-row table:style-name="ro4">
          <table:table-cell table:number-columns-repeated="4"/>
          <table:table-cell table:style-name="ce38" office:value-type="string">
            <text:p>Average</text:p>
          </table:table-cell>
          <table:table-cell table:style-name="ce37" table:formula="oooc:=AVERAGE([.F34:.F47])" office:value-type="float" office:value="0.07357142857142825">
            <text:p>0.07</text:p>
          </table:table-cell>
          <table:table-cell table:style-name="ce37" table:formula="oooc:=AVERAGE([.G34:.G47])" office:value-type="float" office:value="0.10285714285714288">
            <text:p>0.10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ax</text:p>
          </table:table-cell>
          <table:table-cell table:style-name="ce39" table:formula="oooc:=MAX([.F34:.F47])" office:value-type="float" office:value="0.10999999999999943">
            <text:p>0.11</text:p>
          </table:table-cell>
          <table:table-cell table:style-name="ce39" table:formula="oooc:=MAX([.G34:.G47])" office:value-type="float" office:value="0.11">
            <text:p>0.11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in</text:p>
          </table:table-cell>
          <table:table-cell table:style-name="ce37" table:formula="oooc:=MIN([.F34:.F47])" office:value-type="float" office:value="0.009999999999999787">
            <text:p>0.01</text:p>
          </table:table-cell>
          <table:table-cell table:style-name="ce37" table:formula="oooc:=MIN([.G34:.G47])" office:value-type="float" office:value="0.09000000000000001">
            <text:p>0.09</text:p>
          </table:table-cell>
        </table:table-row>
        <table:table-row table:number-rows-repeated="2" table:style-name="ro1"/>
        <table:table-row table:style-name="ro2">
          <table:table-cell table:style-name="ce34"/>
          <table:table-cell table:style-name="ce35"/>
          <table:table-cell table:style-name="ce34"/>
          <table:table-cell table:style-name="ce22" office:value-type="string">
            <text:p>1/8 micro-step</text:p>
          </table:table-cell>
          <table:table-cell table:number-columns-repeated="2" table:style-name="ce34"/>
          <table:table-cell table:style-name="ce22"/>
          <table:table-cell table:number-columns-repeated="13" table:style-name="ce25"/>
        </table:table-row>
        <table:table-row table:style-name="ro3">
          <table:table-cell table:style-name="ce36" office:value-type="string">
            <text:p>Dial value before movement (mm)</text:p>
          </table:table-cell>
          <table:table-cell table:style-name="ce36" office:value-type="string">
            <text:p>Dial value after movement (mm)</text:p>
          </table:table-cell>
          <table:table-cell table:style-name="ce36" office:value-type="string">
            <text:p>Dial value after return (mm)</text:p>
          </table:table-cell>
          <table:table-cell table:style-name="ce36" office:value-type="string">
            <text:p>Distance (mm)</text:p>
          </table:table-cell>
          <table:table-cell table:style-name="ce36" office:value-type="string">
            <text:p>Measured Distance (mm)</text:p>
          </table:table-cell>
          <table:table-cell table:style-name="ce36" office:value-type="string">
            <text:p>Delta From Distance (mm)</text:p>
          </table:table-cell>
          <table:table-cell table:style-name="ce36" office:value-type="string">
            <text:p>Backslash (mm)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2.58">
            <text:p>2.58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2.6">
            <text:p>2.60</text:p>
          </table:table-cell>
          <table:table-cell table:style-name="ce37" table:formula="oooc:=ABS(([.A56]-[.B56]))" office:value-type="float" office:value="2.58">
            <text:p>2.58</text:p>
          </table:table-cell>
          <table:table-cell table:style-name="ce37" table:formula="oooc:=IF(([.E56]&gt;0);ABS(([.D56]-[.E56]));0)" office:value-type="float" office:value="0.020000000000000018">
            <text:p>0.02</text:p>
          </table:table-cell>
          <table:table-cell table:style-name="ce37" table:formula="oooc:=ABS(([.A56]-[.C56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3.48">
            <text:p>3.48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3.5">
            <text:p>3.50</text:p>
          </table:table-cell>
          <table:table-cell table:style-name="ce37" table:formula="oooc:=ABS(([.A57]-[.B57]))" office:value-type="float" office:value="3.48">
            <text:p>3.48</text:p>
          </table:table-cell>
          <table:table-cell table:style-name="ce37" table:formula="oooc:=IF(([.E57]&gt;0);ABS(([.E57]-[.D57]));0)" office:value-type="float" office:value="0.020000000000000018">
            <text:p>0.02</text:p>
          </table:table-cell>
          <table:table-cell table:style-name="ce37" table:formula="oooc:=ABS(([.A57]-[.C57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5.15">
            <text:p>5.15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5.2">
            <text:p>5.20</text:p>
          </table:table-cell>
          <table:table-cell table:style-name="ce37" table:formula="oooc:=ABS(([.A58]-[.B58]))" office:value-type="float" office:value="5.15">
            <text:p>5.15</text:p>
          </table:table-cell>
          <table:table-cell table:style-name="ce37" table:formula="oooc:=IF(([.E58]&gt;0);ABS(([.E58]-[.D58]));0)" office:value-type="float" office:value="0.04999999999999982">
            <text:p>0.05</text:p>
          </table:table-cell>
          <table:table-cell table:style-name="ce37" table:formula="oooc:=ABS(([.A58]-[.C58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6.93">
            <text:p>6.93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7">
            <text:p>7.00</text:p>
          </table:table-cell>
          <table:table-cell table:style-name="ce37" table:formula="oooc:=ABS(([.A59]-[.B59]))" office:value-type="float" office:value="6.93">
            <text:p>6.93</text:p>
          </table:table-cell>
          <table:table-cell table:style-name="ce37" table:formula="oooc:=IF(([.E59]&gt;0);ABS(([.E59]-[.D59]));0)" office:value-type="float" office:value="0.07000000000000028">
            <text:p>0.07</text:p>
          </table:table-cell>
          <table:table-cell table:style-name="ce37" table:formula="oooc:=ABS(([.A59]-[.C59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7.73">
            <text:p>7.73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7.8">
            <text:p>7.80</text:p>
          </table:table-cell>
          <table:table-cell table:style-name="ce37" table:formula="oooc:=ABS(([.A60]-[.B60]))" office:value-type="float" office:value="7.73">
            <text:p>7.73</text:p>
          </table:table-cell>
          <table:table-cell table:style-name="ce37" table:formula="oooc:=IF(([.E60]&gt;0);ABS(([.E60]-[.D60]));0)" office:value-type="float" office:value="0.0699999999999994">
            <text:p>0.07</text:p>
          </table:table-cell>
          <table:table-cell table:style-name="ce37" table:formula="oooc:=ABS(([.A60]-[.C60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0.31">
            <text:p>10.31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10.4">
            <text:p>10.40</text:p>
          </table:table-cell>
          <table:table-cell table:style-name="ce37" table:formula="oooc:=ABS(([.A61]-[.B61]))" office:value-type="float" office:value="10.31">
            <text:p>10.31</text:p>
          </table:table-cell>
          <table:table-cell table:style-name="ce37" table:formula="oooc:=IF(([.E61]&gt;0);ABS(([.E61]-[.D61]));0)" office:value-type="float" office:value="0.08999999999999986">
            <text:p>0.09</text:p>
          </table:table-cell>
          <table:table-cell table:style-name="ce37" table:formula="oooc:=ABS(([.A61]-[.C61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0.42">
            <text:p>10.42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10.5">
            <text:p>10.50</text:p>
          </table:table-cell>
          <table:table-cell table:style-name="ce37" table:formula="oooc:=ABS(([.A62]-[.B62]))" office:value-type="float" office:value="10.42">
            <text:p>10.42</text:p>
          </table:table-cell>
          <table:table-cell table:style-name="ce37" table:formula="oooc:=IF(([.E62]&gt;0);ABS(([.E62]-[.D62]));0)" office:value-type="float" office:value="0.08000000000000007">
            <text:p>0.08</text:p>
          </table:table-cell>
          <table:table-cell table:style-name="ce37" table:formula="oooc:=ABS(([.A62]-[.C62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2.9">
            <text:p>12.90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13">
            <text:p>13.00</text:p>
          </table:table-cell>
          <table:table-cell table:style-name="ce37" table:formula="oooc:=ABS(([.A63]-[.B63]))" office:value-type="float" office:value="12.9">
            <text:p>12.90</text:p>
          </table:table-cell>
          <table:table-cell table:style-name="ce37" table:formula="oooc:=IF(([.E63]&gt;0);ABS(([.E63]-[.D63]));0)" office:value-type="float" office:value="0.09999999999999964">
            <text:p>0.10</text:p>
          </table:table-cell>
          <table:table-cell table:style-name="ce37" table:formula="oooc:=ABS(([.A63]-[.C63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3.91">
            <text:p>13.91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14">
            <text:p>14.00</text:p>
          </table:table-cell>
          <table:table-cell table:style-name="ce37" table:formula="oooc:=ABS(([.A64]-[.B64]))" office:value-type="float" office:value="13.91">
            <text:p>13.91</text:p>
          </table:table-cell>
          <table:table-cell table:style-name="ce37" table:formula="oooc:=IF(([.E64]&gt;0);ABS(([.E64]-[.D64]));0)" office:value-type="float" office:value="0.08999999999999986">
            <text:p>0.09</text:p>
          </table:table-cell>
          <table:table-cell table:style-name="ce37" table:formula="oooc:=ABS(([.A64]-[.C64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5.5">
            <text:p>15.50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15.6">
            <text:p>15.60</text:p>
          </table:table-cell>
          <table:table-cell table:style-name="ce37" table:formula="oooc:=ABS(([.A65]-[.B65]))" office:value-type="float" office:value="15.5">
            <text:p>15.50</text:p>
          </table:table-cell>
          <table:table-cell table:style-name="ce37" table:formula="oooc:=IF(([.E65]&gt;0);ABS(([.E65]-[.D65]));0)" office:value-type="float" office:value="0.09999999999999964">
            <text:p>0.10</text:p>
          </table:table-cell>
          <table:table-cell table:style-name="ce37" table:formula="oooc:=ABS(([.A65]-[.C65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7.38">
            <text:p>17.38</text:p>
          </table:table-cell>
          <table:table-cell table:style-name="ce37" office:value-type="float" office:value="0.12">
            <text:p>0.12</text:p>
          </table:table-cell>
          <table:table-cell table:style-name="ce37" office:value-type="float" office:value="17.5">
            <text:p>17.50</text:p>
          </table:table-cell>
          <table:table-cell table:style-name="ce37" table:formula="oooc:=ABS(([.A66]-[.B66]))" office:value-type="float" office:value="17.38">
            <text:p>17.38</text:p>
          </table:table-cell>
          <table:table-cell table:style-name="ce37" table:formula="oooc:=IF(([.E66]&gt;0);ABS(([.E66]-[.D66]));0)" office:value-type="float" office:value="0.120000000000001">
            <text:p>0.12</text:p>
          </table:table-cell>
          <table:table-cell table:style-name="ce37" table:formula="oooc:=ABS(([.A66]-[.C66]))" office:value-type="float" office:value="0.12">
            <text:p>0.12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18.1">
            <text:p>18.10</text:p>
          </table:table-cell>
          <table:table-cell table:style-name="ce37" office:value-type="float" office:value="0.12">
            <text:p>0.12</text:p>
          </table:table-cell>
          <table:table-cell table:style-name="ce37" office:value-type="float" office:value="18.2">
            <text:p>18.20</text:p>
          </table:table-cell>
          <table:table-cell table:style-name="ce37" table:formula="oooc:=ABS(([.A67]-[.B67]))" office:value-type="float" office:value="18.1">
            <text:p>18.10</text:p>
          </table:table-cell>
          <table:table-cell table:style-name="ce37" table:formula="oooc:=IF(([.E67]&gt;0);ABS(([.E67]-[.D67]));0)" office:value-type="float" office:value="0.09999999999999787">
            <text:p>0.10</text:p>
          </table:table-cell>
          <table:table-cell table:style-name="ce37" table:formula="oooc:=ABS(([.A67]-[.C67]))" office:value-type="float" office:value="0.12">
            <text:p>0.12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20.89">
            <text:p>20.89</text:p>
          </table:table-cell>
          <table:table-cell table:style-name="ce37" office:value-type="float" office:value="0.12">
            <text:p>0.12</text:p>
          </table:table-cell>
          <table:table-cell table:style-name="ce37" office:value-type="float" office:value="21">
            <text:p>21.00</text:p>
          </table:table-cell>
          <table:table-cell table:style-name="ce37" table:formula="oooc:=ABS(([.A68]-[.B68]))" office:value-type="float" office:value="20.89">
            <text:p>20.89</text:p>
          </table:table-cell>
          <table:table-cell table:style-name="ce37" table:formula="oooc:=IF(([.E68]&gt;0);ABS(([.E68]-[.D68]));0)" office:value-type="float" office:value="0.10999999999999943">
            <text:p>0.11</text:p>
          </table:table-cell>
          <table:table-cell table:style-name="ce37" table:formula="oooc:=ABS(([.A68]-[.C68]))" office:value-type="float" office:value="0.12">
            <text:p>0.12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24.41">
            <text:p>24.41</text:p>
          </table:table-cell>
          <table:table-cell table:style-name="ce37" office:value-type="float" office:value="0.12">
            <text:p>0.12</text:p>
          </table:table-cell>
          <table:table-cell table:style-name="ce37" office:value-type="float" office:value="24.5">
            <text:p>24.50</text:p>
          </table:table-cell>
          <table:table-cell table:style-name="ce37" table:formula="oooc:=ABS(([.A69]-[.B69]))" office:value-type="float" office:value="24.41">
            <text:p>24.41</text:p>
          </table:table-cell>
          <table:table-cell table:style-name="ce37" table:formula="oooc:=IF(([.E69]&gt;0);ABS(([.E69]-[.D69]));0)" office:value-type="float" office:value="0.08999999999999986">
            <text:p>0.09</text:p>
          </table:table-cell>
          <table:table-cell table:style-name="ce37" table:formula="oooc:=ABS(([.A69]-[.C69]))" office:value-type="float" office:value="0.12">
            <text:p>0.12</text:p>
          </table:table-cell>
        </table:table-row>
        <table:table-row table:style-name="ro4">
          <table:table-cell table:number-columns-repeated="3"/>
          <table:table-cell table:number-columns-repeated="4" table:style-name="ce37"/>
        </table:table-row>
        <table:table-row table:style-name="ro4">
          <table:table-cell table:number-columns-repeated="4"/>
          <table:table-cell table:style-name="ce38" office:value-type="string">
            <text:p>Average</text:p>
          </table:table-cell>
          <table:table-cell table:style-name="ce37" table:formula="oooc:=AVERAGE([.F56:.F69])" office:value-type="float" office:value="0.07928571428571406">
            <text:p>0.08</text:p>
          </table:table-cell>
          <table:table-cell table:style-name="ce37" table:formula="oooc:=AVERAGE([.G56:.G69])" office:value-type="float" office:value="0.11285714285714289">
            <text:p>0.11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ax</text:p>
          </table:table-cell>
          <table:table-cell table:style-name="ce39" table:formula="oooc:=MAX([.F56:.F69])" office:value-type="float" office:value="0.120000000000001">
            <text:p>0.12</text:p>
          </table:table-cell>
          <table:table-cell table:style-name="ce39" table:formula="oooc:=MAX([.G56:.G69])" office:value-type="float" office:value="0.12">
            <text:p>0.12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in</text:p>
          </table:table-cell>
          <table:table-cell table:style-name="ce37" table:formula="oooc:=MIN([.F56:.F69])" office:value-type="float" office:value="0.020000000000000018">
            <text:p>0.02</text:p>
          </table:table-cell>
          <table:table-cell table:style-name="ce37" table:formula="oooc:=MIN([.G56:.G69])" office:value-type="float" office:value="0.11">
            <text:p>0.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2"/>
    </number:number-style>
    <number:text-style style:name="N178">
      <number:text-content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